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7m__3">
            <text:p>FIL_5_30_167m__3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7700.0">
            <text:p>17700.0</text:p>
          </table:table-cell>
          <table:table-cell office:value-type="float" office:value="200.0">
            <text:p>200.0</text:p>
          </table:table-cell>
          <table:table-cell office:value-type="string" office:value="Faviidae (_Faviid_)">
            <text:p>Faviidae (_Faviid_)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6.14999999999998">
            <text:p>-146.14999999999998</text:p>
          </table:table-cell>
          <table:table-cell office:value-type="float" office:value="11.95">
            <text:p>11.95</text:p>
          </table:table-cell>
          <table:table-cell office:value-type="float" office:value="11.95">
            <text:p>11.9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7m__1">
            <text:p>FIL_5_30_167m__1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7600.0">
            <text:p>17600.0</text:p>
          </table:table-cell>
          <table:table-cell office:value-type="float" office:value="100.0">
            <text:p>100.0</text:p>
          </table:table-cell>
          <table:table-cell office:value-type="string" office:value="Faviidae (_Faviid_)">
            <text:p>Faviidae (_Faviid_)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6.1">
            <text:p>-146.1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7m__2">
            <text:p>FIL_5_30_167m__2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7700.0">
            <text:p>17700.0</text:p>
          </table:table-cell>
          <table:table-cell office:value-type="float" office:value="200.0">
            <text:p>200.0</text:p>
          </table:table-cell>
          <table:table-cell office:value-type="string" office:value="Faviidae (_Faviid_)">
            <text:p>Faviidae (_Faviid_)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6.14999999999998">
            <text:p>-146.14999999999998</text:p>
          </table:table-cell>
          <table:table-cell office:value-type="float" office:value="11.95">
            <text:p>11.95</text:p>
          </table:table-cell>
          <table:table-cell office:value-type="float" office:value="11.95">
            <text:p>11.9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9m__1">
            <text:p>FIL_5_30_169m__1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5600.0">
            <text:p>15600.0</text:p>
          </table:table-cell>
          <table:table-cell office:value-type="float" office:value="100.0">
            <text:p>100.0</text:p>
          </table:table-cell>
          <table:table-cell office:value-type="string" office:value="Porites sp.">
            <text:p>Porites sp.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33.25">
            <text:p>-133.25</text:p>
          </table:table-cell>
          <table:table-cell office:value-type="float" office:value="29.050000000000004">
            <text:p>29.050000000000004</text:p>
          </table:table-cell>
          <table:table-cell office:value-type="float" office:value="29.050000000000004">
            <text:p>29.050000000000004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9m__2">
            <text:p>FIL_5_30_169m__2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5700.0">
            <text:p>15700.0</text:p>
          </table:table-cell>
          <table:table-cell office:value-type="float" office:value="100.0">
            <text:p>100.0</text:p>
          </table:table-cell>
          <table:table-cell office:value-type="string" office:value="Porites sp.">
            <text:p>Porites sp.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33.20000000000002">
            <text:p>-133.20000000000002</text:p>
          </table:table-cell>
          <table:table-cell office:value-type="float" office:value="29.1">
            <text:p>29.1</text:p>
          </table:table-cell>
          <table:table-cell office:value-type="float" office:value="29.1">
            <text:p>29.1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169m__3">
            <text:p>FIL_5_30_169m__3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5600.0">
            <text:p>15600.0</text:p>
          </table:table-cell>
          <table:table-cell office:value-type="float" office:value="100.0">
            <text:p>100.0</text:p>
          </table:table-cell>
          <table:table-cell office:value-type="string" office:value="Porites sp.">
            <text:p>Porites sp.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33.25">
            <text:p>-133.25</text:p>
          </table:table-cell>
          <table:table-cell office:value-type="float" office:value="29.050000000000004">
            <text:p>29.050000000000004</text:p>
          </table:table-cell>
          <table:table-cell office:value-type="float" office:value="29.050000000000004">
            <text:p>29.050000000000004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24m">
            <text:p>FIL_5_30_24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9100.0">
            <text:p>9100.0</text:p>
          </table:table-cell>
          <table:table-cell office:value-type="float" office:value="300.0">
            <text:p>300.0</text:p>
          </table:table-cell>
          <table:table-cell office:value-type="string" office:value="Acropora danai">
            <text:p>Acropora danai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9">
            <text:p>-11.9</text:p>
          </table:table-cell>
          <table:table-cell office:value-type="float" office:value="8.299999999999999">
            <text:p>8.299999999999999</text:p>
          </table:table-cell>
          <table:table-cell office:value-type="float" office:value="8.299999999999999">
            <text:p>8.299999999999999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5_30_35.5m">
            <text:p>FIL_5_30_35.5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5500.0">
            <text:p>1550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849999999999994">
            <text:p>-22.849999999999994</text:p>
          </table:table-cell>
          <table:table-cell office:value-type="float" office:value="8.35">
            <text:p>8.35</text:p>
          </table:table-cell>
          <table:table-cell office:value-type="float" office:value="8.35">
            <text:p>8.3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116.4m">
            <text:p>FIL_8_30_116.4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69000.0">
            <text:p>69000.0</text:p>
          </table:table-cell>
          <table:table-cell office:value-type="float" office:value="3200.0">
            <text:p>3200.0</text:p>
          </table:table-cell>
          <table:table-cell office:value-type="string" office:value="Botryoidal aragonite">
            <text:p>Botryoidal aragonite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9.7">
            <text:p>-89.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109.6m">
            <text:p>FIL_8_30_109.6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59100.0">
            <text:p>59100.0</text:p>
          </table:table-cell>
          <table:table-cell office:value-type="float" office:value="300.0">
            <text:p>300.0</text:p>
          </table:table-cell>
          <table:table-cell office:value-type="string" office:value="Botryoidal aragonite">
            <text:p>Botryoidal aragonite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2.7">
            <text:p>-82.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169m">
            <text:p>FIL_8_30_169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17300.0">
            <text:p>17300.0</text:p>
          </table:table-cell>
          <table:table-cell office:value-type="float" office:value="1730.0">
            <text:p>1730.0</text:p>
          </table:table-cell>
          <table:table-cell office:value-type="string" office:value="Alveopora sp.">
            <text:p>Alveopora sp.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2.89999999999998">
            <text:p>-142.89999999999998</text:p>
          </table:table-cell>
          <table:table-cell office:value-type="float" office:value="18.7">
            <text:p>18.7</text:p>
          </table:table-cell>
          <table:table-cell office:value-type="float" office:value="18.7">
            <text:p>18.7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8.3m">
            <text:p>FIL_8_30_8.3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8500.0">
            <text:p>8500.0</text:p>
          </table:table-cell>
          <table:table-cell office:value-type="float" office:value="100.0">
            <text:p>100.0</text:p>
          </table:table-cell>
          <table:table-cell office:value-type="string" office:value="Acropora danai">
            <text:p>Acropora danai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8.299999999999999">
            <text:p>8.299999999999999</text:p>
          </table:table-cell>
          <table:table-cell office:value-type="float" office:value="8.299999999999999">
            <text:p>8.299999999999999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9.15m">
            <text:p>FIL_8_30_9.15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8300.0">
            <text:p>8300.0</text:p>
          </table:table-cell>
          <table:table-cell office:value-type="float" office:value="400.0">
            <text:p>400.0</text:p>
          </table:table-cell>
          <table:table-cell office:value-type="string" office:value="Acropora danai">
            <text:p>Acropora danai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2.950000000000001">
            <text:p>2.950000000000001</text:p>
          </table:table-cell>
          <table:table-cell office:value-type="float" office:value="8.35">
            <text:p>8.35</text:p>
          </table:table-cell>
          <table:table-cell office:value-type="float" office:value="8.35">
            <text:p>8.35</text:p>
          </table:table-cell>
          <table:table-cell office:value-type="string" office:value="CamoinEtal2001,HibbertEtal2016">
            <text:p>CamoinEtal2001,HibbertEtal2016</text:p>
          </table:table-cell>
        </table:table-row>
        <table:table-row>
          <table:table-cell office:value-type="string" office:value="Mururoa">
            <text:p>Mururoa</text:p>
          </table:table-cell>
          <table:table-cell office:value-type="string" office:value="U/Th">
            <text:p>U/Th</text:p>
          </table:table-cell>
          <table:table-cell office:value-type="string" office:value="FIL_8_30_166m">
            <text:p>FIL_8_30_166m</text:p>
          </table:table-cell>
          <table:table-cell office:value-type="float" office:value="-21.833">
            <text:p>-21.833</text:p>
          </table:table-cell>
          <table:table-cell office:value-type="float" office:value="-138.883">
            <text:p>-138.883</text:p>
          </table:table-cell>
          <table:table-cell office:value-type="float" office:value="23600.0">
            <text:p>23600.0</text:p>
          </table:table-cell>
          <table:table-cell office:value-type="float" office:value="100.0">
            <text:p>100.0</text:p>
          </table:table-cell>
          <table:table-cell office:value-type="string" office:value="Botryoidal aragonite">
            <text:p>Botryoidal aragonite</text:p>
          </table:table-cell>
          <table:table-cell office:value-type="string" office:value="U/Th">
            <text:p>U/T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1.7">
            <text:p>-141.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CamoinEtal2001,HibbertEtal2016">
            <text:p>CamoinEtal2001,Hibbert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